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w</mi>
              <mo stretchy="false">−</mo>
              <mi mathvariant="italic">szerokość</mi>
            </mrow>
            <mi mathvariant="italic">obrazu</mi>
          </mrow>
        </mtd>
      </mtr>
      <mtr>
        <mtd>
          <mrow>
            <mrow>
              <mi>h</mi>
              <mo stretchy="false">−</mo>
              <mi mathvariant="italic">wysokość</mi>
            </mrow>
            <mi mathvariant="italic">obrazu</mi>
          </mrow>
        </mtd>
      </mtr>
      <mtr>
        <mtd>
          <mrow>
            <mrow>
              <mi>d</mi>
              <mo stretchy="false">=</mo>
              <mi mathvariant="italic">rand</mi>
            </mrow>
            <mrow>
              <mo fence="true" stretchy="false">(</mo>
              <mrow>
                <mrow>
                  <mo fence="true" stretchy="false">[</mo>
                  <mrow>
                    <mrow>
                      <mn>2</mn>
                      <mi>,</mi>
                      <mn>3</mn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</mn>
                    <mi>,</mi>
                    <mn>100</mn>
                  </mrow>
                </mrow>
                <mo fence="true" stretchy="false">]</mo>
              </mrow>
            </mrow>
          </mrow>
        </mtd>
      </mtr>
      <mtr>
        <mtd>
          <mrow/>
        </mtd>
      </mtr>
      <mtr>
        <mtd>
          <mrow>
            <msub>
              <mi>p</mi>
              <mi>i</mi>
            </msub>
            <mo stretchy="false">=</mo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=</mo>
                    <mi mathvariant="italic">rand</mi>
                  </mrow>
                  <mrow>
                    <mo fence="true" stretchy="false">(</mo>
                    <mrow>
                      <mi>w</mi>
                    </mrow>
                    <mo fence="true" stretchy="false">)</mo>
                  </mrow>
                  <mi>,</mi>
                  <mrow>
                    <msub>
                      <mi>y</mi>
                      <mi>i</mi>
                    </msub>
                    <mo stretchy="false">=</mo>
                    <mi mathvariant="italic">rand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r</mi>
                <mi>i</mi>
              </msub>
              <mo stretchy="false">=</mo>
              <mi mathvariant="italic">rand</mi>
            </mrow>
            <mrow>
              <mo fence="true" stretchy="false">(</mo>
              <mrow>
                <mfrac>
                  <mi>w</mi>
                  <mi>d</mi>
                </mfrac>
              </mrow>
              <mo fence="true" stretchy="false">)</mo>
            </mrow>
          </mrow>
        </mtd>
      </mtr>
      <mtr>
        <mtd>
          <mrow>
            <mi mathvariant="italic">kolor</mi>
            <mo stretchy="false">=</mo>
            <mrow>
              <mo fence="true" stretchy="true">{</mo>
              <mrow>
                <mtable>
                  <mtr>
                    <mtd>
                      <mrow>
                        <mrow>
                          <msub>
                            <mi>c</mi>
                            <mn>1</mn>
                          </msub>
                          <mo stretchy="false">=</mo>
                          <mi mathvariant="italic">rand</mi>
                        </mrow>
                        <mrow>
                          <mo fence="true" stretchy="false">(</mo>
                          <mrow>
                            <mn>255</mn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row>
                          <msub>
                            <mi>c</mi>
                            <mn>2</mn>
                          </msub>
                          <mo stretchy="false">=</mo>
                          <mi mathvariant="italic">rand</mi>
                        </mrow>
                        <mrow>
                          <mo fence="true" stretchy="false">(</mo>
                          <mrow>
                            <mn>255</mn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row>
                          <msub>
                            <mi>c</mi>
                            <mn>3</mn>
                          </msub>
                          <mo stretchy="false">=</mo>
                          <mfrac>
                            <mrow>
                              <msub>
                                <mi>c</mi>
                                <mn>1</mn>
                              </msub>
                              <mo stretchy="false">+</mo>
                              <msub>
                                <mi>c</mi>
                                <mn>2</mn>
                              </msub>
                            </mrow>
                            <mn>2</mn>
                          </mfrac>
                        </mrow>
                        <mrow>
                          <mspace width="2em"/>
                          <mo stretchy="false">∨</mo>
                          <mspace width="2em"/>
                        </mrow>
                        <mfrac>
                          <mrow>
                            <msqrt>
                              <msub>
                                <mi>c</mi>
                                <mn>1</mn>
                              </msub>
                            </msqrt>
                            <mo stretchy="false">+</mo>
                            <msqrt>
                              <msub>
                                <mi>c</mi>
                                <mn>2</mn>
                              </msub>
                            </msqrt>
                          </mrow>
                          <mn>2</mn>
                        </mfrac>
                      </mrow>
                    </mtd>
                  </mtr>
                </mtable>
              </mrow>
            </mrow>
          </mrow>
        </mtd>
      </mtr>
      <mtr>
        <mtd>
          <mrow>
            <mo stretchy="false">→</mo>
            <mi mathvariant="italic">Print</mi>
            <mrow>
              <mo fence="true" stretchy="false">(</mo>
              <mrow>
                <mrow>
                  <msub>
                    <mi>p</mi>
                    <mi>i</mi>
                  </msub>
                  <mi>,</mi>
                  <msub>
                    <mi>r</mi>
                    <mi>i</mi>
                  </msub>
                  <mi>,</mi>
                  <mi mathvariant="italic">kolor</mi>
                </mrow>
              </mrow>
              <mo fence="true" stretchy="false">)</mo>
            </mrow>
            <mspace/>
          </mrow>
        </mtd>
      </mtr>
    </mtable>
    <annotation encoding="StarMath 5.0">w - szerokość obrazu newline
h - wysokość obrazu newline
d = rand( [2, 3] )

newline
newline

forall i in [1, 100]

newline 
newline

p_i = (x_i = rand( {w} ), y_i = rand( {h} )) 

newline


r_i = rand({w} over {d}) newline
kolor = 
left lbrace matrix{ 
c_1 = rand(255) ## 
c_2 = rand(255) ## 
c_3 = {c_1 + c_2} over {alignc 2} ~ or ~ { {sqrt{c_1} + sqrt{c_2}} over {alignc 2} }
}
right none

newline

-&gt; Print( p_i, r_i, kolor )




~

newline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3T20:35:21.601275409</meta:creation-date>
    <dc:date>2020-11-14T18:49:25.013841252</dc:date>
    <meta:editing-duration>PT3H33M30S</meta:editing-duration>
    <meta:editing-cycles>3</meta:editing-cycles>
    <meta:generator>LibreOffice/7.0.2.2$Linux_X86_64 LibreOffice_project/00$Build-2</meta:generator>
  </office:meta>
</office:document-meta>
</file>